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przepracowanych nadgodzin jest mniejsza bądź</text:p>
            <text:p text:style-name="P1">Równa liczbie nadgodzin bez premii to za każdą nadgodzinę</text:p>
            <text:p text:style-name="P1">Naliczana jest stawka płacy za 1 nadgodzinę.</text:p>
            <text:p text:style-name="P1">W przeciwnym wypadku jeżeli liczba przepracowanych </text:p>
            <text:p text:style-name="P1">Nadgodzin jest większa niż liczba nadgodzin bez premii</text:p>
            <text:p text:style-name="P1">To do każdej godzinnej stawki nadgodzin powyżej tej </text:p>
            <text:p text:style-name="P1">Granicy doliczone jest jeszcze 50% godzinnej stawki </text:p>
            <text:p text:style-name="P1">Pomnożonej przez ilość nadgodzin powyżej granicy.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odatek" table:base-cell-address="$Arkusz1.$C$4" table:cell-range-address="$Arkusz1.$C$4"/>
        <table:named-range table:name="lng" table:base-cell-address="$Arkusz1.$C$6" table:cell-range-address="$Arkusz1.$C$6"/>
        <table:named-range table:name="norma" table:base-cell-address="$Arkusz1.$C$3" table:cell-range-address="$Arkusz1.$C$3"/>
        <table:named-range table:name="przepracowane_nad" table:base-cell-address="$Arkusz1.$C$6" table:cell-range-address="$Arkusz1.$C$6"/>
        <table:named-range table:name="stawka" table:base-cell-address="$Arkusz1.$C$5" table:cell-range-address="$Arkusz1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08:05:09.8344577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5T08:45:52.723396935</dc:date>
    <meta:print-date>2003-03-13T12:37:37</meta:print-date>
    <meta:generator>LibreOffice/6.0.2.1$Linux_X86_64 LibreOffice_project/00m0$Build-1</meta:generator>
    <meta:editing-duration>PT29M32S</meta:editing-duration>
    <meta:editing-cycles>4</meta:editing-cycles>
    <meta:document-statistic meta:table-count="3" meta:cell-count="16" meta:object-count="2"/>
  </office:meta>
</office:document-meta>
</file>